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/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0.0128650665283" calcext:value-type="float">
            <text:p>0,0128650665</text:p>
          </table:table-cell>
          <table:table-cell office:value-type="float" office:value="22.0443139076" calcext:value-type="float">
            <text:p>22,044313907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8094784472493" calcext:value-type="float">
            <text:p>99,81</text:p>
          </table:table-cell>
          <table:table-cell table:style-name="ce3" table:formula="of:=([.F3]/12597)*100" office:value-type="float" office:value="0.190521552750655" calcext:value-type="float">
            <text:p>0,19</text:p>
          </table:table-cell>
          <table:table-cell/>
          <table:table-cell table:style-name="ce4" table:formula="of:=[.E19]+[.H19]" office:value-type="float" office:value="12573" calcext:value-type="float">
            <text:p>12573</text:p>
          </table:table-cell>
          <table:table-cell table:formula="of:=12597-[.E3]" office:value-type="float" office:value="24" calcext:value-type="float">
            <text:p>24</text:p>
          </table:table-cell>
          <table:table-cell office:value-type="float" office:value="0.0139708518982" calcext:value-type="float">
            <text:p>0,0139708519</text:p>
          </table:table-cell>
          <table:table-cell office:value-type="float" office:value="21.698830843" calcext:value-type="float">
            <text:p>21,69883084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7062792728427" calcext:value-type="float">
            <text:p>99,71</text:p>
          </table:table-cell>
          <table:table-cell table:style-name="ce3" table:formula="of:=([.F4]/12597)*100" office:value-type="float" office:value="0.29372072715726" calcext:value-type="float">
            <text:p>0,29</text:p>
          </table:table-cell>
          <table:table-cell/>
          <table:table-cell table:style-name="ce4" table:formula="of:=[.E20]+[.H20]" office:value-type="float" office:value="12560" calcext:value-type="float">
            <text:p>12560</text:p>
          </table:table-cell>
          <table:table-cell table:formula="of:=12597-[.E4]" office:value-type="float" office:value="37" calcext:value-type="float">
            <text:p>37</text:p>
          </table:table-cell>
          <table:table-cell office:value-type="float" office:value="0.0129768848419" calcext:value-type="float">
            <text:p>0,0129768848</text:p>
          </table:table-cell>
          <table:table-cell office:value-type="float" office:value="21.7092499733" calcext:value-type="float">
            <text:p>21,709249973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904024767802" calcext:value-type="float">
            <text:p>99,69</text:p>
          </table:table-cell>
          <table:table-cell table:style-name="ce3" table:formula="of:=([.F5]/12597)*100" office:value-type="float" office:value="0.309597523219814" calcext:value-type="float">
            <text:p>0,31</text:p>
          </table:table-cell>
          <table:table-cell/>
          <table:table-cell table:style-name="ce4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0.0129699707031" calcext:value-type="float">
            <text:p>0,0129699707</text:p>
          </table:table-cell>
          <table:table-cell office:value-type="float" office:value="21.7460620403" calcext:value-type="float">
            <text:p>21,746062040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6983408748115" calcext:value-type="float">
            <text:p>99,70</text:p>
          </table:table-cell>
          <table:table-cell table:style-name="ce3" table:formula="of:=([.F6]/12597)*100" office:value-type="float" office:value="0.301659125188537" calcext:value-type="float">
            <text:p>0,30</text:p>
          </table:table-cell>
          <table:table-cell/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0.0132038593292" calcext:value-type="float">
            <text:p>0,0132038593</text:p>
          </table:table-cell>
          <table:table-cell office:value-type="float" office:value="21.7192549706" calcext:value-type="float">
            <text:p>21,7192549706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539096610304" calcext:value-type="float">
            <text:p>99,75</text:p>
          </table:table-cell>
          <table:table-cell table:style-name="ce3" table:formula="of:=([.F7]/12597)*100" office:value-type="float" office:value="0.246090338969596" calcext:value-type="float">
            <text:p>0,25</text:p>
          </table:table-cell>
          <table:table-cell/>
          <table:table-cell table:style-name="ce4" table:formula="of:=[.E23]+[.H23]" office:value-type="float" office:value="12566" calcext:value-type="float">
            <text:p>12566</text:p>
          </table:table-cell>
          <table:table-cell table:formula="of:=12597-[.E7]" office:value-type="float" office:value="31" calcext:value-type="float">
            <text:p>31</text:p>
          </table:table-cell>
          <table:table-cell office:value-type="float" office:value="0.0127911567688" calcext:value-type="float">
            <text:p>0,0127911568</text:p>
          </table:table-cell>
          <table:table-cell office:value-type="float" office:value="21.7045731544" calcext:value-type="float">
            <text:p>21,704573154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062792728427" calcext:value-type="float">
            <text:p>99,71</text:p>
          </table:table-cell>
          <table:table-cell table:style-name="ce3" table:formula="of:=([.F8]/12597)*100" office:value-type="float" office:value="0.29372072715726" calcext:value-type="float">
            <text:p>0,29</text:p>
          </table:table-cell>
          <table:table-cell/>
          <table:table-cell table:style-name="ce4" table:formula="of:=[.E24]+[.H24]" office:value-type="float" office:value="12560" calcext:value-type="float">
            <text:p>12560</text:p>
          </table:table-cell>
          <table:table-cell table:formula="of:=12597-[.E8]" office:value-type="float" office:value="37" calcext:value-type="float">
            <text:p>37</text:p>
          </table:table-cell>
          <table:table-cell office:value-type="float" office:value="0.0129599571228" calcext:value-type="float">
            <text:p>0,0129599571</text:p>
          </table:table-cell>
          <table:table-cell office:value-type="float" office:value="21.703963995" calcext:value-type="float">
            <text:p>21,70396399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14217670874" calcext:value-type="float">
            <text:p>99,71</text:p>
          </table:table-cell>
          <table:table-cell table:style-name="ce3" table:formula="of:=([.F9]/12597)*100" office:value-type="float" office:value="0.285782329125982" calcext:value-type="float">
            <text:p>0,29</text:p>
          </table:table-cell>
          <table:table-cell/>
          <table:table-cell table:style-name="ce4" table:formula="of:=[.E25]+[.H25]" office:value-type="float" office:value="12561" calcext:value-type="float">
            <text:p>12561</text:p>
          </table:table-cell>
          <table:table-cell table:formula="of:=12597-[.E9]" office:value-type="float" office:value="36" calcext:value-type="float">
            <text:p>36</text:p>
          </table:table-cell>
          <table:table-cell office:value-type="float" office:value="0.0132701396942" calcext:value-type="float">
            <text:p>0,0132701397</text:p>
          </table:table-cell>
          <table:table-cell office:value-type="float" office:value="21.6697540283" calcext:value-type="float">
            <text:p>21,669754028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5951417004049" calcext:value-type="float">
            <text:p>99,60</text:p>
          </table:table-cell>
          <table:table-cell table:style-name="ce3" table:formula="of:=([.F10]/12597)*100" office:value-type="float" office:value="0.404858299595142" calcext:value-type="float">
            <text:p>0,40</text:p>
          </table:table-cell>
          <table:table-cell/>
          <table:table-cell table:style-name="ce4" table:formula="of:=[.E26]+[.H26]" office:value-type="float" office:value="12546" calcext:value-type="float">
            <text:p>12546</text:p>
          </table:table-cell>
          <table:table-cell table:formula="of:=12597-[.E10]" office:value-type="float" office:value="51" calcext:value-type="float">
            <text:p>51</text:p>
          </table:table-cell>
          <table:table-cell office:value-type="float" office:value="0.0129880905151" calcext:value-type="float">
            <text:p>0,0129880905</text:p>
          </table:table-cell>
          <table:table-cell office:value-type="float" office:value="21.7168412209" calcext:value-type="float">
            <text:p>21,716841220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348336905612" calcext:value-type="float">
            <text:p>99,63</text:p>
          </table:table-cell>
          <table:table-cell table:style-name="ce3" table:formula="of:=([.F11]/12597)*100" office:value-type="float" office:value="0.365166309438755" calcext:value-type="float">
            <text:p>0,37</text:p>
          </table:table-cell>
          <table:table-cell/>
          <table:table-cell table:style-name="ce4" table:formula="of:=[.E27]+[.H27]" office:value-type="float" office:value="12551" calcext:value-type="float">
            <text:p>12551</text:p>
          </table:table-cell>
          <table:table-cell table:formula="of:=12597-[.E11]" office:value-type="float" office:value="46" calcext:value-type="float">
            <text:p>46</text:p>
          </table:table-cell>
          <table:table-cell office:value-type="float" office:value="0.0132720470428" calcext:value-type="float">
            <text:p>0,013272047</text:p>
          </table:table-cell>
          <table:table-cell office:value-type="float" office:value="21.7047798634" calcext:value-type="float">
            <text:p>21,704779863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023100738271" calcext:value-type="float">
            <text:p>99,7023100738</text:p>
          </table:table-cell>
          <table:table-cell table:formula="of:=AVERAGE([.C2:.C11])" office:value-type="float" office:value="0.297689926172898" calcext:value-type="float">
            <text:p>0,297689926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5" calcext:value-type="float">
            <text:p>12559,5</text:p>
          </table:table-cell>
          <table:table-cell table:formula="of:=AVERAGE([.F2:.F11])" office:value-type="float" office:value="37.5" calcext:value-type="float">
            <text:p>37,5</text:p>
          </table:table-cell>
          <table:table-cell table:formula="of:=SUM([.G2:.G11])/10" office:value-type="float" office:value="0.01312680244444" calcext:value-type="float">
            <text:p>0,0131268024</text:p>
          </table:table-cell>
          <table:table-cell table:formula="of:=SUM([.H2:.H11])/10" office:value-type="float" office:value="21.74176239968" calcext:value-type="float">
            <text:p>21,741762399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2" calcext:value-type="float">
            <text:p>5844,2</text:p>
          </table:table-cell>
          <table:table-cell table:formula="of:=AVERAGE([.G18:.G27])" office:value-type="float" office:value="18.5" calcext:value-type="float">
            <text:p>18,5</text:p>
          </table:table-cell>
          <table:table-cell/>
          <table:table-cell office:value-type="float" office:value="5875" calcext:value-type="float">
            <text:p>587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12597-SUM([.E18:.G18])" office:value-type="float" office:value="6686" calcext:value-type="float">
            <text:p>668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" calcext:value-type="float">
            <text:p>19</text:p>
          </table:table-cell>
          <table:table-cell table:formula="of:=AVERAGE([.H18:.H27])" office:value-type="float" office:value="6715.3" calcext:value-type="float">
            <text:p>6715,3</text:p>
          </table:table-cell>
          <table:table-cell/>
          <table:table-cell office:value-type="float" office:value="6027" calcext:value-type="float">
            <text:p>60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546" calcext:value-type="float">
            <text:p>65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6" calcext:value-type="float">
            <text:p>584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table:formula="of:=12597-SUM([.E20:.G20])" office:value-type="float" office:value="6714" calcext:value-type="float">
            <text:p>671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2" calcext:value-type="float">
            <text:p>5844,2</text:p>
          </table:table-cell>
          <table:table-cell table:number-columns-repeated="2"/>
          <table:table-cell office:value-type="float" office:value="5839" calcext:value-type="float">
            <text:p>583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formula="of:=12597-SUM([.E21:.G21])" office:value-type="float" office:value="6719" calcext:value-type="float">
            <text:p>6719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" calcext:value-type="float">
            <text:p>19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12597-SUM([.E22:.G22])" office:value-type="float" office:value="6738" calcext:value-type="float">
            <text:p>673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5" calcext:value-type="float">
            <text:p>18,5</text:p>
          </table:table-cell>
          <table:table-cell table:number-columns-repeated="2"/>
          <table:table-cell office:value-type="float" office:value="5864" calcext:value-type="float">
            <text:p>586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702" calcext:value-type="float">
            <text:p>670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3" calcext:value-type="float">
            <text:p>6715,3</text:p>
          </table:table-cell>
          <table:table-cell table:number-columns-repeated="2"/>
          <table:table-cell office:value-type="float" office:value="5798" calcext:value-type="float">
            <text:p>579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12597-SUM([.E24:.G24])" office:value-type="float" office:value="6762" calcext:value-type="float">
            <text:p>676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5" calcext:value-type="float">
            <text:p>585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12597-SUM([.E25:.G25])" office:value-type="float" office:value="6706" calcext:value-type="float">
            <text:p>670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49" calcext:value-type="float">
            <text:p>574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12597-SUM([.E26:.G26])" office:value-type="float" office:value="6797" calcext:value-type="float">
            <text:p>67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8" calcext:value-type="float">
            <text:p>576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formula="of:=12597-SUM([.E27:.G27])" office:value-type="float" office:value="6783" calcext:value-type="float">
            <text:p>678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7023100738271" calcext:value-type="float">
            <text:p>0,9970231007</text:p>
          </table:table-cell>
          <table:table-cell table:number-columns-repeated="2"/>
          <table:table-cell table:formula="of:=SUM([.E18:.E27])/10" office:value-type="float" office:value="5844.2" calcext:value-type="float">
            <text:p>5844,2</text:p>
          </table:table-cell>
          <table:table-cell table:formula="of:=SUM([.F18:.F27])/10" office:value-type="float" office:value="19" calcext:value-type="float">
            <text:p>19</text:p>
          </table:table-cell>
          <table:table-cell table:formula="of:=SUM([.G18:.G27])/10" office:value-type="float" office:value="18.5" calcext:value-type="float">
            <text:p>18,5</text:p>
          </table:table-cell>
          <table:table-cell table:formula="of:=SUM([.H18:.H27])/10" office:value-type="float" office:value="6715.3" calcext:value-type="float">
            <text:p>6715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297689926172898" calcext:value-type="float">
            <text:p>0,0029768993</text:p>
          </table:table-cell>
          <table:table-cell table:number-columns-repeated="2"/>
          <table:table-cell table:formula="of:=SUM([.E18:.E27])" office:value-type="float" office:value="58442" calcext:value-type="float">
            <text:p>58442</text:p>
          </table:table-cell>
          <table:table-cell table:formula="of:=SUM([.F18:.F27])" office:value-type="float" office:value="190" calcext:value-type="float">
            <text:p>190</text:p>
          </table:table-cell>
          <table:table-cell table:formula="of:=SUM([.G18:.G27])" office:value-type="float" office:value="185" calcext:value-type="float">
            <text:p>185</text:p>
          </table:table-cell>
          <table:table-cell table:formula="of:=SUM([.H18:.H27])" office:value-type="float" office:value="67153" calcext:value-type="float">
            <text:p>6715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44457331946" calcext:value-type="float">
            <text:p>0,99684445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78622870974" calcext:value-type="float">
            <text:p>0,997178622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34:31.2487708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9S</meta:editing-duration>
    <meta:editing-cycles>7</meta:editing-cycles>
    <meta:generator>LibreOffice/5.1.6.2$Linux_X86_64 LibreOffice_project/10m0$Build-2</meta:generator>
    <dc:date>2018-01-23T23:35:08.975236238</dc:date>
    <meta:document-statistic meta:table-count="1" meta:cell-count="171" meta:object-count="0"/>
  </office:meta>
</office:document-meta>
</file>